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f2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мвидео вып 4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7">00.00.0000</text:date>, <text:time style:data-style-name="N2" text:time-value="18:56:48.32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4-17T19:02:55.723000000</dc:date>
    <meta:editing-duration>P2DT21H53M27S</meta:editing-duration>
    <meta:editing-cycles>1130</meta:editing-cycles>
    <meta:document-statistic meta:table-count="2" meta:cell-count="5112" meta:object-count="0"/>
  </office:meta>
</office:document-meta>
</file>